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17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fo:color="#1c1c1c"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5" style:family="table-cell" style:parent-style-name="Default" style:data-style-name="N117">
      <style:text-properties style:font-name="Arial"/>
    </style:style>
    <style:style style:name="ce6" style:family="table-cell" style:parent-style-name="Default" style:data-style-name="N117"/>
    <style:style style:name="ce2" style:family="table-cell" style:parent-style-name="Default" style:data-style-name="N116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fo:color="#1c1c1c"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3" style:family="table-cell" style:parent-style-name="Default" style:data-style-name="N116">
      <style:text-properties style:font-name="Arial"/>
    </style:style>
    <style:style style:name="ce10" style:family="table-cell" style:parent-style-name="Default" style:data-style-name="N116"/>
    <style:style style:name="ce11" style:family="table-cell" style:parent-style-name="Default" style:data-style-name="N118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fo:color="#1c1c1c"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12" style:family="table-cell" style:parent-style-name="Default" style:data-style-name="N118">
      <style:text-properties style:font-name="Arial"/>
    </style:style>
    <style:style style:name="ce13" style:family="table-cell" style:parent-style-name="Default" style:data-style-name="N118"/>
    <style:style style:name="ce14" style:family="table-cell" style:parent-style-name="Default" style:data-style-name="N1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cm"/>
      <style:text-properties fo:color="#1c1c1c"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0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fo:color="#1c1c1c"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18" style:family="table-cell" style:parent-style-name="Default" style:data-style-name="N100">
      <style:text-properties style:font-name="Arial"/>
    </style:style>
    <style:style style:name="ce19" style:family="table-cell" style:parent-style-name="Default" style:data-style-name="N100"/>
    <style:style style:name="ce20" style:family="table-cell" style:parent-style-name="Default" style:data-style-name="N116">
      <style:table-cell-properties style:text-align-source="fix" style:repeat-content="false"/>
      <style:paragraph-properties fo:text-align="end" fo:margin-left="0c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Radii From EA Sports WRC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10"/>
        <table:table-column table:style-name="co2" table:default-cell-style-name="ce13"/>
        <table:table-column table:style-name="co2" table:default-cell-style-name="ce16"/>
        <table:table-column table:style-name="co2" table:default-cell-style-name="ce19"/>
        <table:table-column table:style-name="co2" table:number-columns-repeated="3" table:default-cell-style-name="ce10"/>
        <table:table-row table:style-name="ro1">
          <table:table-cell table:style-name="ce1" office:value-type="string" calcext:value-type="string">
            <text:p>Turnyness (^3)</text:p>
          </table:table-cell>
          <table:table-cell table:style-name="ce2" office:value-type="string" calcext:value-type="string">
            <text:p>radius</text:p>
          </table:table-cell>
          <table:table-cell table:style-name="ce2" office:value-type="string" calcext:value-type="string">
            <text:p>distance</text:p>
          </table:table-cell>
          <table:table-cell table:style-name="ce11" office:value-type="string" calcext:value-type="string">
            <text:p>angle</text:p>
          </table:table-cell>
          <table:table-cell table:style-name="ce14" office:value-type="string" calcext:value-type="string">
            <text:p>ref. Severity</text:p>
          </table:table-cell>
          <table:table-cell table:style-name="ce8" office:value-type="string" calcext:value-type="string">
            <text:p>ref. Length</text:p>
          </table:table-cell>
          <table:table-cell table:style-name="ce2" office:value-type="string" calcext:value-type="string">
            <text:p>source</text:p>
          </table:table-cell>
          <table:table-cell table:style-name="ce2" table:number-columns-repeated="2"/>
        </table:table-row>
        <table:table-row table:style-name="ro1">
          <table:table-cell table:style-name="ce5" office:value-type="float" office:value="0.5167" calcext:value-type="float">
            <text:p>0,51670</text:p>
          </table:table-cell>
          <table:table-cell table:style-name="ce3" office:value-type="float" office:value="125" calcext:value-type="float">
            <text:p>125,0m</text:p>
          </table:table-cell>
          <table:table-cell table:style-name="ce3" office:value-type="float" office:value="162" calcext:value-type="float">
            <text:p>162,0m</text:p>
          </table:table-cell>
          <table:table-cell table:style-name="ce12" office:value-type="float" office:value="73" calcext:value-type="float">
            <text:p>73°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long</text:p>
          </table:table-cell>
          <table:table-cell table:style-name="ce20" office:value-type="string" calcext:value-type="string">
            <text:p>#10</text:p>
          </table:table-cell>
          <table:table-cell table:style-name="ce3" table:number-columns-repeated="2"/>
        </table:table-row>
        <table:table-row table:style-name="ro1">
          <table:table-cell office:value-type="float" office:value="0.0647" calcext:value-type="float">
            <text:p>0,06470</text:p>
          </table:table-cell>
          <table:table-cell office:value-type="float" office:value="280" calcext:value-type="float">
            <text:p>280,0m</text:p>
          </table:table-cell>
          <table:table-cell office:value-type="float" office:value="87" calcext:value-type="float">
            <text:p>87,0m</text:p>
          </table:table-cell>
          <table:table-cell office:value-type="float" office:value="18" calcext:value-type="float">
            <text:p>18°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0493" calcext:value-type="float">
            <text:p>0,04930</text:p>
          </table:table-cell>
          <table:table-cell office:value-type="float" office:value="317" calcext:value-type="float">
            <text:p>317,0m</text:p>
          </table:table-cell>
          <table:table-cell office:value-type="float" office:value="59" calcext:value-type="float">
            <text:p>59,0m</text:p>
          </table:table-cell>
          <table:table-cell office:value-type="float" office:value="10" calcext:value-type="float">
            <text:p>10°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925403978573049" calcext:value-type="float">
            <text:p>0,92540</text:p>
          </table:table-cell>
          <table:table-cell office:value-type="float" office:value="43.3500403151589" calcext:value-type="float">
            <text:p>43,4m</text:p>
          </table:table-cell>
          <table:table-cell office:value-type="float" office:value="60.5067873544102" calcext:value-type="float">
            <text:p>60,5m</text:p>
          </table:table-cell>
          <table:table-cell office:value-type="float" office:value="72" calcext:value-type="float">
            <text:p>72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0042804083524327" calcext:value-type="float">
            <text:p>0,00428</text:p>
          </table:table-cell>
          <table:table-cell office:value-type="float" office:value="354.968895113374" calcext:value-type="float">
            <text:p>355,0m</text:p>
          </table:table-cell>
          <table:table-cell office:value-type="float" office:value="69.7912213575155" calcext:value-type="float">
            <text:p>69,8m</text:p>
          </table:table-cell>
          <table:table-cell office:value-type="float" office:value="11" calcext:value-type="float">
            <text:p>11°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long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305385287375783" calcext:value-type="float">
            <text:p>0,30539</text:p>
          </table:table-cell>
          <table:table-cell office:value-type="float" office:value="181.660275239223" calcext:value-type="float">
            <text:p>181,7m</text:p>
          </table:table-cell>
          <table:table-cell office:value-type="float" office:value="130.949540821549" calcext:value-type="float">
            <text:p>130,9m</text:p>
          </table:table-cell>
          <table:table-cell office:value-type="float" office:value="41" calcext:value-type="float">
            <text:p>41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lf-long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0075571441808823" calcext:value-type="float">
            <text:p>0,00756</text:p>
          </table:table-cell>
          <table:table-cell office:value-type="float" office:value="339.215123703289" calcext:value-type="float">
            <text:p>339,2m</text:p>
          </table:table-cell>
          <table:table-cell office:value-type="float" office:value="47.6496606964739" calcext:value-type="float">
            <text:p>47,6m</text:p>
          </table:table-cell>
          <table:table-cell office:value-type="float" office:value="8" calcext:value-type="float">
            <text:p>8°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109941101225585" calcext:value-type="float">
            <text:p>0,10994</text:p>
          </table:table-cell>
          <table:table-cell office:value-type="float" office:value="265.878584016615" calcext:value-type="float">
            <text:p>265,9m</text:p>
          </table:table-cell>
          <table:table-cell office:value-type="float" office:value="61.8833176725412" calcext:value-type="float">
            <text:p>61,9m</text:p>
          </table:table-cell>
          <table:table-cell office:value-type="float" office:value="15" calcext:value-type="float">
            <text:p>15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94726485423251" calcext:value-type="float">
            <text:p>0,94726</text:p>
          </table:table-cell>
          <table:table-cell office:value-type="float" office:value="5.59909976930847" calcext:value-type="float">
            <text:p>5,6m</text:p>
          </table:table-cell>
          <table:table-cell office:value-type="float" office:value="37.3688819904989" calcext:value-type="float">
            <text:p>37,4m</text:p>
          </table:table-cell>
          <table:table-cell office:value-type="float" office:value="109" calcext:value-type="float">
            <text:p>109°</text:p>
          </table:table-cell>
          <table:table-cell office:value-type="string" calcext:value-type="string">
            <text:p>sqaure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891779006690658" calcext:value-type="float">
            <text:p>0,89178</text:p>
          </table:table-cell>
          <table:table-cell office:value-type="float" office:value="21.7984723040562" calcext:value-type="float">
            <text:p>21,8m</text:p>
          </table:table-cell>
          <table:table-cell office:value-type="float" office:value="45.5091523192314" calcext:value-type="float">
            <text:p>45,5m</text:p>
          </table:table-cell>
          <table:table-cell office:value-type="float" office:value="76" calcext:value-type="float">
            <text:p>76°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0000938297962457571" calcext:value-type="float">
            <text:p>0,00009</text:p>
          </table:table-cell>
          <table:table-cell office:value-type="float" office:value="367.178593326489" calcext:value-type="float">
            <text:p>367,2m</text:p>
          </table:table-cell>
          <table:table-cell office:value-type="float" office:value="39.1933947231952" calcext:value-type="float">
            <text:p>39,2m</text:p>
          </table:table-cell>
          <table:table-cell office:value-type="float" office:value="6" calcext:value-type="float">
            <text:p>6°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0703538744792398" calcext:value-type="float">
            <text:p>0,07035</text:p>
          </table:table-cell>
          <table:table-cell office:value-type="float" office:value="207.325897104785" calcext:value-type="float">
            <text:p>207,3m</text:p>
          </table:table-cell>
          <table:table-cell office:value-type="float" office:value="30.4793141308827" calcext:value-type="float">
            <text:p>30,5m</text:p>
          </table:table-cell>
          <table:table-cell office:value-type="float" office:value="10" calcext:value-type="float">
            <text:p>10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278726658499391" calcext:value-type="float">
            <text:p>0,27873</text:p>
          </table:table-cell>
          <table:table-cell office:value-type="float" office:value="165.161267947083" calcext:value-type="float">
            <text:p>165,2m</text:p>
          </table:table-cell>
          <table:table-cell office:value-type="float" office:value="61.5304806611314" calcext:value-type="float">
            <text:p>61,5m</text:p>
          </table:table-cell>
          <table:table-cell office:value-type="float" office:value="21" calcext:value-type="float">
            <text:p>21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329935907564308" calcext:value-type="float">
            <text:p>0,32994</text:p>
          </table:table-cell>
          <table:table-cell office:value-type="float" office:value="135.545147933373" calcext:value-type="float">
            <text:p>135,5m</text:p>
          </table:table-cell>
          <table:table-cell office:value-type="float" office:value="54.6107178704922" calcext:value-type="float">
            <text:p>54,6m</text:p>
          </table:table-cell>
          <table:table-cell office:value-type="float" office:value="22" calcext:value-type="float">
            <text:p>22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677492881568409" calcext:value-type="float">
            <text:p>0,67749</text:p>
          </table:table-cell>
          <table:table-cell office:value-type="float" office:value="87.791945476411" calcext:value-type="float">
            <text:p>87,8m</text:p>
          </table:table-cell>
          <table:table-cell office:value-type="float" office:value="83.1721114580377" calcext:value-type="float">
            <text:p>83,2m</text:p>
          </table:table-cell>
          <table:table-cell office:value-type="float" office:value="51" calcext:value-type="float">
            <text:p>51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240832666728846" calcext:value-type="float">
            <text:p>0,24083</text:p>
          </table:table-cell>
          <table:table-cell office:value-type="float" office:value="171.864634390547" calcext:value-type="float">
            <text:p>171,9m</text:p>
          </table:table-cell>
          <table:table-cell office:value-type="float" office:value="67.6184659646676" calcext:value-type="float">
            <text:p>67,6m</text:p>
          </table:table-cell>
          <table:table-cell office:value-type="float" office:value="22" calcext:value-type="float">
            <text:p>22°</text:p>
          </table:table-cell>
          <table:table-cell office:value-type="string" calcext:value-type="string">
            <text:p>6 t 5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466858748279619" calcext:value-type="float">
            <text:p>0,46686</text:p>
          </table:table-cell>
          <table:table-cell office:value-type="float" office:value="120.327525902431" calcext:value-type="float">
            <text:p>120,3m</text:p>
          </table:table-cell>
          <table:table-cell office:value-type="float" office:value="73.024889970503" calcext:value-type="float">
            <text:p>73,0m</text:p>
          </table:table-cell>
          <table:table-cell office:value-type="float" office:value="35" calcext:value-type="float">
            <text:p>35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07937535760339" calcext:value-type="float">
            <text:p>0,07938</text:p>
          </table:table-cell>
          <table:table-cell office:value-type="float" office:value="265.881624326425" calcext:value-type="float">
            <text:p>265,9m</text:p>
          </table:table-cell>
          <table:table-cell office:value-type="float" office:value="73.8762478008903" calcext:value-type="float">
            <text:p>73,9m</text:p>
          </table:table-cell>
          <table:table-cell office:value-type="float" office:value="16" calcext:value-type="float">
            <text:p>16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117837448290752" calcext:value-type="float">
            <text:p>0,11784</text:p>
          </table:table-cell>
          <table:table-cell office:value-type="float" office:value="249.229596099268" calcext:value-type="float">
            <text:p>249,2m</text:p>
          </table:table-cell>
          <table:table-cell office:value-type="float" office:value="118.412554624118" calcext:value-type="float">
            <text:p>118,4m</text:p>
          </table:table-cell>
          <table:table-cell office:value-type="float" office:value="26" calcext:value-type="float">
            <text:p>26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320639761431132" calcext:value-type="float">
            <text:p>0,32064</text:p>
          </table:table-cell>
          <table:table-cell office:value-type="float" office:value="135.774769505407" calcext:value-type="float">
            <text:p>135,8m</text:p>
          </table:table-cell>
          <table:table-cell office:value-type="float" office:value="55.1699737259627" calcext:value-type="float">
            <text:p>55,2m</text:p>
          </table:table-cell>
          <table:table-cell office:value-type="float" office:value="22" calcext:value-type="float">
            <text:p>22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117837448290752" calcext:value-type="float">
            <text:p>0,11784</text:p>
          </table:table-cell>
          <table:table-cell office:value-type="float" office:value="219" calcext:value-type="float">
            <text:p>219,0m</text:p>
          </table:table-cell>
          <table:table-cell office:value-type="float" office:value="49" calcext:value-type="float">
            <text:p>49,0m</text:p>
          </table:table-cell>
          <table:table-cell office:value-type="float" office:value="14" calcext:value-type="float">
            <text:p>14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0000671119267680651" calcext:value-type="float">
            <text:p>0,00007</text:p>
          </table:table-cell>
          <table:table-cell office:value-type="float" office:value="407.186333328959" calcext:value-type="float">
            <text:p>407,2m</text:p>
          </table:table-cell>
          <table:table-cell office:value-type="float" office:value="38.8737061008495" calcext:value-type="float">
            <text:p>38,9m</text:p>
          </table:table-cell>
          <table:table-cell office:value-type="float" office:value="7.44649082649915" calcext:value-type="float">
            <text:p>7°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320639761431132" calcext:value-type="float">
            <text:p>0,32064</text:p>
          </table:table-cell>
          <table:table-cell office:value-type="float" office:value="135.774769505407" calcext:value-type="float">
            <text:p>135,8m</text:p>
          </table:table-cell>
          <table:table-cell office:value-type="float" office:value="55.1699737259627" calcext:value-type="float">
            <text:p>55,2m</text:p>
          </table:table-cell>
          <table:table-cell office:value-type="float" office:value="21.7052347237782" calcext:value-type="float">
            <text:p>22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113195307708248" calcext:value-type="float">
            <text:p>0,11320</text:p>
          </table:table-cell>
          <table:table-cell office:value-type="float" office:value="218.968709148355" calcext:value-type="float">
            <text:p>219,0m</text:p>
          </table:table-cell>
          <table:table-cell office:value-type="float" office:value="49.2487507811981" calcext:value-type="float">
            <text:p>49,2m</text:p>
          </table:table-cell>
          <table:table-cell office:value-type="float" office:value="13.6351663784519" calcext:value-type="float">
            <text:p>14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151813110395019" calcext:value-type="float">
            <text:p>0,15181</text:p>
          </table:table-cell>
          <table:table-cell office:value-type="float" office:value="194.521762434787" calcext:value-type="float">
            <text:p>194,5m</text:p>
          </table:table-cell>
          <table:table-cell office:value-type="float" office:value="50.0097585413153" calcext:value-type="float">
            <text:p>50,0m</text:p>
          </table:table-cell>
          <table:table-cell office:value-type="float" office:value="14.9205773452587" calcext:value-type="float">
            <text:p>15°</text:p>
          </table:table-cell>
          <table:table-cell office:value-type="string" calcext:value-type="string">
            <text:p>6 o s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519368135255928" calcext:value-type="float">
            <text:p>0,51937</text:p>
          </table:table-cell>
          <table:table-cell office:value-type="float" office:value="115.516523785074" calcext:value-type="float">
            <text:p>115,5m</text:p>
          </table:table-cell>
          <table:table-cell office:value-type="float" office:value="57.2704123697373" calcext:value-type="float">
            <text:p>57,3m</text:p>
          </table:table-cell>
          <table:table-cell office:value-type="float" office:value="25.9534871668815" calcext:value-type="float">
            <text:p>26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00544940527533744" calcext:value-type="float">
            <text:p>0,00545</text:p>
          </table:table-cell>
          <table:table-cell office:value-type="float" office:value="312.515946204768" calcext:value-type="float">
            <text:p>312,5m</text:p>
          </table:table-cell>
          <table:table-cell office:value-type="float" office:value="36.369647943934" calcext:value-type="float">
            <text:p>36,4m</text:p>
          </table:table-cell>
          <table:table-cell office:value-type="float" office:value="7.56589882075172" calcext:value-type="float">
            <text:p>8°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173447743012778" calcext:value-type="float">
            <text:p>0,17345</text:p>
          </table:table-cell>
          <table:table-cell office:value-type="float" office:value="238.772532723462" calcext:value-type="float">
            <text:p>238,8m</text:p>
          </table:table-cell>
          <table:table-cell office:value-type="float" office:value="95.4774737674499" calcext:value-type="float">
            <text:p>95,5m</text:p>
          </table:table-cell>
          <table:table-cell office:value-type="float" office:value="23.1693195592232" calcext:value-type="float">
            <text:p>23°</text:p>
          </table:table-cell>
          <table:table-cell office:value-type="string" calcext:value-type="string">
            <text:p>6 o s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454964480664538" calcext:value-type="float">
            <text:p>0,45496</text:p>
          </table:table-cell>
          <table:table-cell office:value-type="float" office:value="130.40907779389" calcext:value-type="float">
            <text:p>130,4m</text:p>
          </table:table-cell>
          <table:table-cell office:value-type="float" office:value="103.715726668793" calcext:value-type="float">
            <text:p>103,7m</text:p>
          </table:table-cell>
          <table:table-cell office:value-type="float" office:value="43.7318471207336" calcext:value-type="float">
            <text:p>44°</text:p>
          </table:table-cell>
          <table:table-cell office:value-type="string" calcext:value-type="string">
            <text:p>5 t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171970894148064" calcext:value-type="float">
            <text:p>0,17197</text:p>
          </table:table-cell>
          <table:table-cell office:value-type="float" office:value="226.873099703443" calcext:value-type="float">
            <text:p>226,9m</text:p>
          </table:table-cell>
          <table:table-cell office:value-type="float" office:value="76.1298868066767" calcext:value-type="float">
            <text:p>76,1m</text:p>
          </table:table-cell>
          <table:table-cell office:value-type="float" office:value="19.5309169390833" calcext:value-type="float">
            <text:p>20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317958614569512" calcext:value-type="float">
            <text:p>0,31796</text:p>
          </table:table-cell>
          <table:table-cell office:value-type="float" office:value="163.671492753621" calcext:value-type="float">
            <text:p>163,7m</text:p>
          </table:table-cell>
          <table:table-cell office:value-type="float" office:value="151.239790483162" calcext:value-type="float">
            <text:p>151,2m</text:p>
          </table:table-cell>
          <table:table-cell office:value-type="float" office:value="50.543879324347" calcext:value-type="float">
            <text:p>51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g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824629354343712" calcext:value-type="float">
            <text:p>0,82463</text:p>
          </table:table-cell>
          <table:table-cell office:value-type="float" office:value="34.8360596201002" calcext:value-type="float">
            <text:p>34,8m</text:p>
          </table:table-cell>
          <table:table-cell office:value-type="float" office:value="57.1542355046591" calcext:value-type="float">
            <text:p>57,2m</text:p>
          </table:table-cell>
          <table:table-cell office:value-type="float" office:value="81.8617165564411" calcext:value-type="float">
            <text:p>82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252869543555463" calcext:value-type="float">
            <text:p>0,25287</text:p>
          </table:table-cell>
          <table:table-cell office:value-type="float" office:value="148.130837218765" calcext:value-type="float">
            <text:p>148,1m</text:p>
          </table:table-cell>
          <table:table-cell office:value-type="float" office:value="38.9318650004816" calcext:value-type="float">
            <text:p>38,9m</text:p>
          </table:table-cell>
          <table:table-cell office:value-type="float" office:value="15.4302490728833" calcext:value-type="float">
            <text:p>15°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66199940994956" calcext:value-type="float">
            <text:p>0,66200</text:p>
          </table:table-cell>
          <table:table-cell office:value-type="float" office:value="80.3786199891936" calcext:value-type="float">
            <text:p>80,4m</text:p>
          </table:table-cell>
          <table:table-cell office:value-type="float" office:value="76.888384400436" calcext:value-type="float">
            <text:p>76,9m</text:p>
          </table:table-cell>
          <table:table-cell office:value-type="float" office:value="53.5349813120011" calcext:value-type="float">
            <text:p>54°</text:p>
          </table:table-cell>
          <table:table-cell office:value-type="string" calcext:value-type="string">
            <text:p>3 o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523434428804773" calcext:value-type="float">
            <text:p>0,52343</text:p>
          </table:table-cell>
          <table:table-cell office:value-type="float" office:value="111.625666285746" calcext:value-type="float">
            <text:p>111,6m</text:p>
          </table:table-cell>
          <table:table-cell office:value-type="float" office:value="59.6987766669289" calcext:value-type="float">
            <text:p>59,7m</text:p>
          </table:table-cell>
          <table:table-cell office:value-type="float" office:value="29.0988195118385" calcext:value-type="float">
            <text:p>29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228789398780784" calcext:value-type="float">
            <text:p>0,22879</text:p>
          </table:table-cell>
          <table:table-cell office:value-type="float" office:value="192.405596400129" calcext:value-type="float">
            <text:p>192,4m</text:p>
          </table:table-cell>
          <table:table-cell office:value-type="float" office:value="77.0968964076898" calcext:value-type="float">
            <text:p>77,1m</text:p>
          </table:table-cell>
          <table:table-cell office:value-type="float" office:value="22.7083197459966" calcext:value-type="float">
            <text:p>23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862762490405266" calcext:value-type="float">
            <text:p>0,86276</text:p>
          </table:table-cell>
          <table:table-cell office:value-type="float" office:value="34.69016633658" calcext:value-type="float">
            <text:p>34,7m</text:p>
          </table:table-cell>
          <table:table-cell office:value-type="float" office:value="42.7726046219055" calcext:value-type="float">
            <text:p>42,8m</text:p>
          </table:table-cell>
          <table:table-cell office:value-type="float" office:value="64.1285994330774" calcext:value-type="float">
            <text:p>64°</text:p>
          </table:table-cell>
          <table:table-cell office:value-type="string" calcext:value-type="string">
            <text:p>ssquare</text:p>
          </table:table-cell>
          <table:table-cell office:value-type="string" calcext:value-type="string">
            <text:p>shor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318178218239413" calcext:value-type="float">
            <text:p>0,31818</text:p>
          </table:table-cell>
          <table:table-cell office:value-type="float" office:value="162.368932115235" calcext:value-type="float">
            <text:p>162,4m</text:p>
          </table:table-cell>
          <table:table-cell office:value-type="float" office:value="91.4462279189723" calcext:value-type="float">
            <text:p>91,4m</text:p>
          </table:table-cell>
          <table:table-cell office:value-type="float" office:value="33.5911060516983" calcext:value-type="float">
            <text:p>34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lf-long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191816687569194" calcext:value-type="float">
            <text:p>0,19182</text:p>
          </table:table-cell>
          <table:table-cell office:value-type="float" office:value="215.799990548922" calcext:value-type="float">
            <text:p>215,8m</text:p>
          </table:table-cell>
          <table:table-cell office:value-type="float" office:value="73.3650190748015" calcext:value-type="float">
            <text:p>73,4m</text:p>
          </table:table-cell>
          <table:table-cell office:value-type="float" office:value="20.8027168862097" calcext:value-type="float">
            <text:p>21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0" office:value-type="string" calcext:value-type="string">
            <text:p>#10</text:p>
          </table:table-cell>
          <table:table-cell table:number-columns-repeated="2"/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  <number:text>m</number:text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0" number:min-decimal-places="0" number:min-integer-digits="1"/>
      <number:text>°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.00.0000</text:date>, <text:time style:data-style-name="N2" text:time-value="14:01:19.9959485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1T14:33:29.103488600</meta:creation-date>
    <dc:date>2026-04-10T14:50:07.601980400</dc:date>
    <meta:editing-duration>PT34M25S</meta:editing-duration>
    <meta:editing-cycles>7</meta:editing-cycles>
    <meta:generator>LibreOffice/26.2.1.2$Windows_X86_64 LibreOffice_project/620$Build-2</meta:generator>
    <meta:document-statistic meta:table-count="1" meta:cell-count="280" meta:object-count="0"/>
  </office:meta>
</office:document-meta>
</file>